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style:style>
    <style:style style:name="P2" style:parent-style-name="Odlomakpopisa" style:list-style-name="LFO1" style:family="paragraph"/>
    <style:style style:name="P3" style:parent-style-name="Odlomakpopisa" style:list-style-name="LFO1" style:family="paragraph"/>
    <style:style style:name="P4" style:parent-style-name="Odlomakpopisa" style:list-style-name="LFO1" style:family="paragraph"/>
    <style:style style:name="P5" style:parent-style-name="Odlomakpopisa" style:list-style-name="LFO1" style:family="paragraph"/>
    <style:style style:name="P6" style:parent-style-name="Odlomakpopisa" style:list-style-name="LFO1" style:family="paragraph"/>
    <style:style style:name="P7" style:parent-style-name="Odlomakpopisa" style:list-style-name="LFO1" style:family="paragraph"/>
    <style:style style:name="P8" style:parent-style-name="Odlomakpopisa" style:list-style-name="LFO1" style:family="paragraph"/>
    <style:style style:name="P9" style:parent-style-name="Odlomakpopisa" style:list-style-name="LFO1" style:family="paragraph"/>
    <style:style style:name="P10" style:parent-style-name="Odlomakpopisa" style:list-style-name="LFO1" style:family="paragraph"/>
    <style:style style:name="P11" style:parent-style-name="Odlomakpopisa" style:list-style-name="LFO1" style:family="paragraph"/>
    <style:style style:name="P12" style:parent-style-name="Odlomakpopisa" style:list-style-name="LFO2" style:family="paragraph"/>
    <style:style style:name="P13" style:parent-style-name="Odlomakpopisa" style:list-style-name="LFO2" style:family="paragraph"/>
    <style:style style:name="P14" style:parent-style-name="Odlomakpopisa" style:list-style-name="LFO2" style:family="paragraph"/>
    <style:style style:name="P15" style:parent-style-name="Odlomakpopisa" style:list-style-name="LFO2" style:family="paragraph"/>
    <style:style style:name="P16" style:parent-style-name="Odlomakpopisa" style:list-style-name="LFO2" style:family="paragraph"/>
    <style:style style:name="P17" style:parent-style-name="Odlomakpopisa" style:list-style-name="LFO2" style:family="paragraph"/>
    <style:style style:name="P18" style:parent-style-name="Odlomakpopisa" style:list-style-name="LFO2" style:family="paragraph"/>
    <style:style style:name="P19" style:parent-style-name="Odlomakpopisa" style:list-style-name="LFO2" style:family="paragraph"/>
    <style:style style:name="P20" style:parent-style-name="Odlomakpopisa" style:list-style-name="LFO2" style:family="paragraph"/>
    <style:style style:name="P21" style:parent-style-name="Odlomakpopisa" style:list-style-name="LFO2" style:family="paragraph"/>
    <style:style style:name="P22" style:parent-style-name="Odlomakpopisa" style:list-style-name="LFO2" style:family="paragraph"/>
    <style:style style:name="P23" style:parent-style-name="Odlomakpopisa" style:family="paragraph">
      <style:text-properties fo:font-size="14pt" style:font-size-asian="14pt" style:font-size-complex="14pt"/>
    </style:style>
    <style:style style:name="P24" style:parent-style-name="Odlomakpopisa" style:family="paragraph">
      <style:text-properties fo:font-size="24pt" style:font-size-asian="24pt" style:font-size-complex="24pt"/>
    </style:style>
    <style:style style:name="P25" style:parent-style-name="Odlomakpopisa" style:family="paragraph">
      <style:text-properties fo:font-size="8pt" style:font-size-asian="8pt" style:font-size-complex="8pt"/>
    </style:style>
    <style:style style:name="P26" style:parent-style-name="Odlomakpopisa" style:family="paragraph">
      <style:text-properties fo:font-size="8pt" style:font-size-asian="8pt" style:font-size-complex="8pt"/>
    </style:style>
    <style:style style:name="P27" style:parent-style-name="Odlomakpopisa" style:family="paragraph">
      <style:text-properties fo:font-size="8pt" style:font-size-asian="8pt" style:font-size-complex="8pt"/>
    </style:style>
    <style:style style:name="P28" style:parent-style-name="Odlomakpopisa" style:family="paragraph">
      <style:text-properties fo:font-size="14pt" style:font-size-asian="14pt" style:font-size-complex="14pt"/>
    </style:style>
    <style:style style:name="P29" style:parent-style-name="Odlomakpopisa" style:family="paragraph">
      <style:text-properties fo:font-size="14pt" style:font-size-asian="14pt" style:font-size-complex="14pt"/>
    </style:style>
    <style:style style:name="P30" style:parent-style-name="Odlomakpopisa" style:family="paragraph">
      <style:text-properties fo:font-size="14pt" style:font-size-asian="14pt" style:font-size-complex="14pt"/>
    </style:style>
    <style:style style:name="P31" style:parent-style-name="Odlomakpopisa" style:family="paragraph">
      <style:text-properties fo:font-size="14pt" style:font-size-asian="14pt" style:font-size-complex="14pt"/>
    </style:style>
    <style:style style:name="P32" style:parent-style-name="Odlomakpopisa" style:family="paragraph">
      <style:text-properties fo:font-size="14pt" style:font-size-asian="14pt" style:font-size-complex="14pt"/>
    </style:style>
    <style:style style:name="P33" style:parent-style-name="Odlomakpopisa" style:family="paragraph">
      <style:text-properties fo:font-size="14pt" style:font-size-asian="14pt" style:font-size-complex="14pt"/>
    </style:style>
    <style:style style:name="P34" style:parent-style-name="Odlomakpopisa" style:family="paragraph">
      <style:text-properties fo:font-size="14pt" style:font-size-asian="14pt" style:font-size-complex="14pt"/>
    </style:style>
    <style:style style:name="P35" style:parent-style-name="Odlomakpopisa" style:family="paragraph">
      <style:text-properties fo:font-size="14pt" style:font-size-asian="14pt" style:font-size-complex="14pt"/>
    </style:style>
    <style:style style:name="P36" style:parent-style-name="Odlomakpopisa" style:family="paragraph">
      <style:text-properties fo:font-size="14pt" style:font-size-asian="14pt" style:font-size-complex="14pt"/>
    </style:style>
    <style:style style:name="P37" style:parent-style-name="Odlomakpopisa" style:family="paragraph">
      <style:text-properties fo:font-size="14pt" style:font-size-asian="14pt" style:font-size-complex="14pt"/>
    </style:style>
    <style:style style:name="P38" style:parent-style-name="Odlomakpopisa" style:family="paragraph">
      <style:text-properties fo:font-size="14pt" style:font-size-asian="14pt" style:font-size-complex="14pt"/>
    </style:style>
    <style:style style:name="P39" style:parent-style-name="Odlomakpopisa" style:list-style-name="LFO3" style:family="paragraph">
      <style:text-properties fo:font-size="14pt" style:font-size-asian="14pt" style:font-size-complex="14pt"/>
    </style:style>
    <style:style style:name="P40" style:parent-style-name="Odlomakpopisa" style:list-style-name="LFO3" style:family="paragraph">
      <style:text-properties fo:font-size="14pt" style:font-size-asian="14pt" style:font-size-complex="14pt"/>
    </style:style>
    <style:style style:name="P41" style:parent-style-name="Odlomakpopisa" style:family="paragraph">
      <style:text-properties fo:font-size="14pt" style:font-size-asian="14pt" style:font-size-complex="14pt"/>
    </style:style>
    <style:style style:name="P42" style:parent-style-name="Odlomakpopisa" style:family="paragraph">
      <style:text-properties fo:font-size="14pt" style:font-size-asian="14pt" style:font-size-complex="14pt"/>
    </style:style>
    <style:style style:name="P43" style:parent-style-name="Odlomakpopisa" style:family="paragraph">
      <style:text-properties fo:font-size="8pt" style:font-size-asian="8pt" style:font-size-complex="8pt"/>
    </style:style>
    <style:style style:name="P44" style:parent-style-name="Odlomakpopisa" style:family="paragraph">
      <style:text-properties fo:font-size="8pt" style:font-size-asian="8pt" style:font-size-complex="8pt"/>
    </style:style>
  </office:automatic-styles>
  <office:body>
    <office:text text:use-soft-page-breaks="true">
      <text:p text:style-name="P1">Chronicles of Alchemist's Legacy</text:p>
      <text:p text:style-name="Normal"/>
      <text:p text:style-name="Normal"/>
      <text:p text:style-name="Normal">To-do:</text:p>
      <text:list text:style-name="LFO1" text:continue-numbering="true">
        <text:list-item>
          <text:p text:style-name="P2">Map</text:p>
        </text:list-item>
        <text:list-item>
          <text:p text:style-name="P3">Character Movement<text:s/></text:p>
        </text:list-item>
        <text:list-item>
          <text:p text:style-name="P4">Dialogues</text:p>
        </text:list-item>
        <text:list-item>
          <text:p text:style-name="P5">Save + Load System<text:s/></text:p>
        </text:list-item>
        <text:list-item>
          <text:p text:style-name="P6">NPC’s<text:s/></text:p>
        </text:list-item>
        <text:list-item>
          <text:p text:style-name="P7">Enemies + Combat</text:p>
        </text:list-item>
        <text:list-item>
          <text:p text:style-name="P8">Collectable items on map</text:p>
        </text:list-item>
        <text:list-item>
          <text:p text:style-name="P9">Quest System</text:p>
        </text:list-item>
        <text:list-item>
          <text:p text:style-name="P10">Sound / Music System</text:p>
        </text:list-item>
        <text:list-item>
          <text:p text:style-name="P11">Weather System</text:p>
        </text:list-item>
      </text:list>
      <text:p text:style-name="Normal"/>
      <text:p text:style-name="Normal"/>
      <text:p text:style-name="Normal">Components:</text:p>
      <text:list text:style-name="LFO2" text:continue-numbering="true">
        <text:list-item>
          <text:p text:style-name="P12">Dialog System</text:p>
        </text:list-item>
        <text:list-item>
          <text:p text:style-name="P13">Inventory System</text:p>
        </text:list-item>
        <text:list-item>
          <text:p text:style-name="P14">Health Display</text:p>
        </text:list-item>
        <text:list-item>
          <text:p text:style-name="P15">Alchemy station crafting</text:p>
        </text:list-item>
        <text:list-item>
          <text:p text:style-name="P16">Encyclopedia (Lore &amp; Factions)</text:p>
        </text:list-item>
        <text:list-item>
          <text:p text:style-name="P17">Skill List</text:p>
        </text:list-item>
        <text:list-item>
          <text:p text:style-name="P18">Journal(Quest Log)</text:p>
        </text:list-item>
        <text:list-item>
          <text:p text:style-name="P19">Shop &amp; Trade System ???</text:p>
        </text:list-item>
        <text:list-item>
          <text:p text:style-name="P20">Settings</text:p>
        </text:list-item>
        <text:list-item>
          <text:p text:style-name="P21">Character/Player profile ??</text:p>
        </text:list-item>
        <text:list-item>
          <text:p text:style-name="P22">Recipe Book</text:p>
        </text:list-item>
      </text:list>
      <text:p text:style-name="Odlomakpopisa"/>
      <text:p text:style-name="Odlomakpopisa"/>
      <text:p text:style-name="Odlomakpopisa"/>
      <text:p text:style-name="Normal">Imena za kwaamie: Sylphs, aetherials, faerlings, Spirivians</text:p>
      <text:p text:style-name="Odlomakpopisa"/>
      <text:p text:style-name="P23">Description:</text:p>
      <text:p text:style-name="P24"/>
      <text:p text:style-name="Odlomakpopisa">Chronicles of The Alchemist's Legacy<text:line-break/><text:line-break/>Premise: In a war-torn medieval world, the balance of the elements is being disrupted by an ancient, hidden force. You play as a wandering alchemist and chosen guardian of an elemental spirit (*****), tasked with uncovering the secrets of an ancient alchemical formula that could either restore peace or plunge the world into chaos.</text:p>
      <text:p text:style-name="Odlomakpopisa">Along the way, you must navigate alliances with medieval factions, confront dark forces, and manipulate time itself to change the course of history.<text:line-break/><text:line-break/><text:line-break/>Gameplay Elements:<text:line-break/><text:line-break/>In battles, you can use both elemental powers and alchemical creations in combat + your swordsman skills.</text:p>
      <text:p text:style-name="Odlomakpopisa"><text:line-break/>Faction System &amp; Moral Choices:<text:line-break/>As you journey through various kingdoms, you align with different factions—each representing a distinct elemental affinity (Fire, Water, Earth, Air, Light, Dark, etc.). Your choices of allies and enemies directly influence the political landscape. </text:p>
      <text:p text:style-name="Odlomakpopisa"><text:line-break/>Alchemy &amp; Exploration:<text:line-break/>As an alchemist, you can discover ancient recipes and ingredients while exploring ruins, forests, and temples. Craft potions, bombs, and elixirs to help in your journey, solve puzzles, and protect yourself from dark forces. Combining alchemy with elemental powers, you might need to create potions to unlock the power of a specific element or use the elements to help with crafting.</text:p>
      <text:p text:style-name="Odlomakpopisa"><text:line-break/>Elemental Powers (*****):<text:line-break/>You are chosen by one of the powerful elemental spirits, the *****. As you bond with your *****, you unlock new elemental powers.</text:p>
      <text:p text:style-name="Odlomakpopisa">These powers are key to solving environmental puzzles and combating enemies. Each ***** has unique abilities—such as controlling fire, summoning storms, manipulating the earth, or using light and shadow to influence the battlefield. As<text:s/><text:soft-page-break/>you progress, your ***** grows stronger, and so does your bond, which can even influence the outcome of political alliances and moral choices.</text:p>
      <text:p text:style-name="Odlomakpopisa"><text:line-break/>Dynamic World &amp; Procedural Events:<text:line-break/>The world is shaped by both your actions and the passage of time. Procedural events, such as ambushes, betrayals, and hidden treasures, happen while you travel between kingdoms.</text:p>
      <text:p text:style-name="Odlomakpopisa"><text:line-break/>Database Use:<text:line-break/>The game tracks your alliances, decisions, and the state of your alchemy inventory, allowing you to see how your choices impact the world. </text:p>
      <text:p text:style-name="Odlomakpopisa"><text:line-break/>Tiled Integration:<text:line-break/>The war-torn landscapes, castles, villages, forests, and elemental shrines are designed using Tiled. The world is diverse, with regions affected differently by the elements. For example, a fire-ravaged kingdom may only have access to Fire *****, while a lush, verdant land may favor Earth and Water *****. This dynamic world encourages exploration and interaction with different elemental forces.<text:line-break/><text:line-break/>Story Progression:<text:line-break/><text:line-break/>Start as a lone alchemist traveling through war-torn lands, initially unaware of your connection to the *****.<text:line-break/>Uncover clues about the ancient alchemical formula while navigating political intrigue, forming temporary alliances with different factions to survive.<text:line-break/>As you bond with your ***** and gain their powers, you learn about the ancient evil threatening to consume the world. The formula holds the key to stopping it, but only if you use it wisely.<text:line-break/>The game culminates in a final battle, where you must decide whether to use the alchemical formula to save the world or let it fall into darkness, with your elemental powers guiding your fate.<text:line-break/><text:line-break/>This mix of tactical combat, elemental powers, alchemy, and political intrigue allows for a deep, branching story where each decision matters, and the consequences of your actions are felt both in the world and in the powers you wield.</text:p>
      <text:p text:style-name="Odlomakpopisa"/>
      <text:p text:style-name="P25"/>
      <text:p text:style-name="P26"/>
      <text:p text:style-name="P27"/>
      <text:soft-page-break/>
      <text:p text:style-name="P28">Demo story:</text:p>
      <text:p text:style-name="P29"> </text:p>
      <text:p text:style-name="P30">Chronicles of The Alchemist's Legacy - Demo Storyline<text:line-break/>Početak</text:p>
      <text:p text:style-name="P31">----------<text:line-break/>Igrač je početnik alhemičar koji putuje u potrazi za znanjem. Njegova obitelj nekada je bila poznata po alkemiji, ali su njihovi zapisi izgubljeni.<text:line-break/>Dolazi u selo Eldermere, malo, tajanstveno mjesto okruženo gustim šumama i ruševinama.<text:line-break/>U selu sreće starca Aldrica, mudrog čovjeka koji poznaje prošlost i priča o pradavnim neprijateljima - moćnim entitetima koji su ponovno počeli uzrokovati kaos.<text:line-break/>Spominje da ih je moguće poraziti samo uz pomoć xxx, drevnih bića povezanih s alkemijskim moćima.</text:p>
      <text:p text:style-name="P32"><text:line-break/>Prvi xxx</text:p>
      <text:p text:style-name="P33">---------<text:line-break/>Aldric daje igraču prvog xxx – tajanstveno biće povezano s prstenom.<text:line-break/>Isprva, njegovih moći ima malo, ali s vremenom rastu.<text:line-break/>Quest: "Proba alhemičara" – Igrač mora napraviti svoj prvi napitak u staroj alkemijskoj radionici.<text:line-break/>Quest: "Izgubljene stranice" – Pronalazak stranica iz starog alkemijskog priručnika koje opisuju legende o xxx.</text:p>
      <text:p text:style-name="P34"><text:line-break/>Avantura se širi</text:p>
      <text:p text:style-name="P35">-----------<text:line-break/>Igrač putuje izvan sela, istražujući ruševine i tajne lokacije.<text:line-break/>Nailazi na prve neprijatelje – mutirane šumske zvijeri koje su pod utjecajem drevne magije.<text:line-break/>Quest: "Otrovan bunar" – Voda u selu je otrovana, a igrač mora stvoriti pročišćavajući eliksir.<text:line-break/>Quest: "Duh šume" – Priče o duhu koji pomaže putnicima. Igrač ga može pronaći i dobiti tajni sastojak za moćan eliksir.<text:line-break/><text:soft-page-break/>Side quest: "Zakopane tajne" – Tragovi ukazuju na stari laboratorij alhemičara, gdje se možda nalaze dodatni recepti.<text:line-break/>Prvi veliki izazov<text:line-break/>Igrač upoznaje mladog ratnika Raelena, koji je u potrazi za drugim xxx.<text:line-break/>Nakon borbe, Raelen otkriva da neprijatelji traže tog xxx, ali da ga igrač mora pronaći prvi.<text:line-break/>Quest: "Tajna kamene grobnice" – Igrač istražuje staru ruševinu gdje je xxx sakriven.<text:line-break/>U ključnom trenutku, njegov prvi xxx razvija novu moć, pomažući mu da dobije drugog Kwamiija.<text:line-break/>Put do drugog sela<text:line-break/>Nakon nekoliko priča i dijaloga, igrač dolazi u novo selo - Faerhaven.<text:line-break/>Ovo selo je opkoljeno maglom i prokletstvima, te se bori s misterioznim napadima.<text:line-break/>Quest: "Nestali ljudi" – Istraživanje što se dogodilo s ljudima koji su nestali u noći.<text:line-break/>Quest: "Zabranjena pećina" – Stariji u selu pričaju o pećini gdje je možda skriven treći Kwami.<text:line-break/>Tajni zapis – Igrač pronalazi dnevnik nekog starog alhemičara koji sadrži informacije o Kwamiijima.<text:line-break/>Završetak demo verzije<text:line-break/>Nakon što pronađe trećeg xxx, igrač ponovno sreće Aldrica, koji mu otkriva šokantnu istinu – možda su xxx nekada bili jedno biće, a neprijatelji žele sastaviti njihovu moć u nešto strašno.<text:line-break/>Demo završava na velikoj prekretnici, s nagovještajem nastavka priče.</text:p>
      <text:p text:style-name="P36"/>
      <text:p text:style-name="P37"/>
      <text:p text:style-name="P38">Imena Likova (maybe, suggestions):</text:p>
      <text:list text:style-name="LFO3" text:continue-numbering="true">
        <text:list-item>
          <text:p text:style-name="P39">Aldric</text:p>
        </text:list-item>
        <text:list-item>
          <text:p text:style-name="P40"/>
        </text:list-item>
      </text:list>
      <text:p text:style-name="P41"> </text:p>
      <text:p text:style-name="P42"/>
      <text:p text:style-name="P43"/>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Aptos Display" style:font-name-asian="Times New Roman" style:font-name-complex="Times New Roman" fo:color="#0F4761" fo:font-size="20pt" style:font-size-asian="20pt" style:font-size-complex="20pt"/>
    </style:style>
    <style:style style:name="Naslov2Char" style:display-name="Naslov 2 Char" style:family="text" style:parent-style-name="Zadanifontodlomka">
      <style:text-properties style:font-name="Aptos Display" style:font-name-asian="Times New Roman" style:font-name-complex="Times New Roman" fo:color="#0F4761"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0F4761"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0F4761"/>
    </style:style>
    <style:style style:name="Naslov5Char" style:display-name="Naslov 5 Char" style:family="text" style:parent-style-name="Zadanifontodlomka">
      <style:text-properties style:font-name-asian="Times New Roman" style:font-name-complex="Times New Roman" fo:color="#0F4761"/>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Aptos Display"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0F4761"/>
    </style:style>
    <style:style style:name="Naglašencitat" style:display-name="Naglašen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NaglašencitatChar" style:display-name="Naglašen citat Char" style:family="text" style:parent-style-name="Zadanifontodlomka">
      <style:text-properties fo:font-style="italic" style:font-style-asian="italic" style:font-style-complex="italic" fo:color="#0F4761"/>
    </style:style>
    <style:style style:name="Istaknutareferenca" style:display-name="Istaknuta referenca" style:family="text" style:parent-style-name="Zadanifontodlomka">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io Radman</meta:initial-creator>
    <dc:creator>Mario Radman</dc:creator>
    <meta:creation-date>2025-02-26T17:45:00Z</meta:creation-date>
    <dc:date>2025-02-27T21:57:00Z</dc:date>
    <meta:template xlink:href="Normal" xlink:type="simple"/>
    <meta:editing-cycles>4</meta:editing-cycles>
    <meta:editing-duration>PT10560S</meta:editing-duration>
    <meta:document-statistic meta:page-count="6" meta:paragraph-count="13" meta:word-count="995" meta:character-count="6654" meta:row-count="47" meta:non-whitespace-character-count="5672"/>
  </office:meta>
</office:document-meta>
</file>